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style:contextual-spacing="false" fo:text-align="justify" style:justify-single-word="false"/>
      <style:text-properties fo:language="ru" fo:country="RU"/>
    </style:style>
    <style:style style:name="P13" style:family="paragraph" style:parent-style-name="Text_20_body">
      <style:paragraph-properties fo:margin-top="0cm" fo:margin-bottom="0.212cm" style:contextual-spacing="false" fo:text-align="justify" style:justify-single-word="false"/>
    </style:style>
    <style:style style:name="P14" style:family="paragraph" style:parent-style-name="Text_20_body">
      <style:paragraph-properties fo:margin-top="0cm" fo:margin-bottom="0.212cm" style:contextual-spacing="false" fo:text-align="justify" style:justify-single-word="false"/>
      <style:text-properties fo:language="en" fo:country="US"/>
    </style:style>
    <style:style style:name="P1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6" style:family="paragraph" style:parent-style-name="First_20_line_20_indent">
      <style:text-properties fo:language="ru" fo:country="RU"/>
    </style:style>
    <style:style style:name="P17" style:family="paragraph" style:parent-style-name="First_20_line_20_indent">
      <style:text-properties fo:font-size="15pt" fo:language="ru" fo:country="RU" style:font-size-asian="15pt" style:font-size-complex="15pt"/>
    </style:style>
    <style:style style:name="P18" style:family="paragraph" style:parent-style-name="First_20_line_20_indent">
      <style:paragraph-properties fo:margin-left="0cm" fo:margin-right="0cm" fo:text-indent="0cm" style:auto-text-indent="false"/>
    </style:style>
    <style:style style:name="P19" style:family="paragraph" style:parent-style-name="First_20_line_20_indent">
      <style:paragraph-properties fo:margin-left="0cm" fo:margin-right="0cm" fo:text-indent="0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7" style:family="paragraph" style:parent-style-name="Heading_20_1">
      <style:paragraph-properties fo:margin-left="0cm" fo:margin-right="0cm" fo:text-align="center" style:justify-single-word="false" fo:text-indent="0.499cm" style:auto-text-indent="false"/>
    </style:style>
    <style:style style:name="P28" style:family="paragraph" style:parent-style-name="Heading_20_2">
      <style:text-properties fo:language="ru" fo:country="RU"/>
    </style:style>
    <style:style style:name="P29" style:family="paragraph" style:parent-style-name="Heading_20_2">
      <style:paragraph-properties fo:margin-left="0cm" fo:margin-right="0cm" fo:text-indent="0.499cm" style:auto-text-indent="false"/>
    </style:style>
    <style:style style:name="P30" style:family="paragraph" style:parent-style-name="First_20_line_20_indent" style:list-style-name="L19"/>
    <style:style style:name="P31" style:family="paragraph" style:parent-style-name="First_20_line_20_indent" style:list-style-name="L19">
      <style:text-properties fo:language="ru" fo:country="RU"/>
    </style:style>
    <style:style style:name="P32" style:family="paragraph" style:parent-style-name="First_20_line_20_indent" style:list-style-name="L20">
      <style:text-properties fo:language="ru" fo:country="RU"/>
    </style:style>
    <style:style style:name="P33" style:family="paragraph" style:parent-style-name="First_20_line_20_indent" style:list-style-name="L20">
      <style:paragraph-properties fo:margin-left="0cm" fo:margin-right="0cm" fo:text-indent="0cm" style:auto-text-indent="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11">
      <style:paragraph-properties fo:text-align="justify" style:justify-single-word="false"/>
      <style:text-properties fo:language="ru" fo:country="RU"/>
    </style:style>
    <style:style style:name="P39" style:family="paragraph" style:parent-style-name="Text_20_body" style:list-style-name="L12">
      <style:paragraph-properties fo:text-align="justify" style:justify-single-word="false"/>
      <style:text-properties fo:language="ru" fo:country="RU"/>
    </style:style>
    <style:style style:name="P40" style:family="paragraph" style:parent-style-name="Text_20_body" style:list-style-name="L13">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9">
      <style:text-properties fo:language="ru" fo:country="RU"/>
    </style:style>
    <style:style style:name="P43" style:family="paragraph" style:parent-style-name="Text_20_body" style:list-style-name="L10">
      <style:text-properties fo:language="ru" fo:country="RU"/>
    </style:style>
    <style:style style:name="P44" style:family="paragraph" style:parent-style-name="Text_20_body" style:list-style-name="L5">
      <style:paragraph-properties fo:margin-left="0cm" fo:margin-right="0cm" fo:text-align="justify" style:justify-single-word="false" fo:text-indent="0.499cm" style:auto-text-indent="false"/>
    </style:style>
    <style:style style:name="P4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6"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7"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style>
    <style:style style:name="P48"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9" style:family="paragraph" style:parent-style-name="Text_20_body" style:list-style-name="L1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0"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2"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3"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4" style:family="paragraph" style:parent-style-name="Text_20_body" style:list-style-name="L19">
      <style:paragraph-properties fo:margin-top="0cm" fo:margin-bottom="0.212cm" style:contextual-spacing="false" fo:text-align="justify" style:justify-single-word="false"/>
    </style:style>
    <style:style style:name="P5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paragraph-rsid="000be047"/>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style:style style:name="T6" style:family="text">
      <style:text-properties fo:color="#ff3333"/>
    </style:style>
    <style:style style:name="T7" style:family="text">
      <style:text-properties fo:color="#ff3333" fo:language="ru" fo:country="RU"/>
    </style:style>
    <style:style style:name="T8" style:family="text">
      <style:text-properties officeooo:rsid="000ab155"/>
    </style:style>
    <style:style style:name="T9" style:family="text">
      <style:text-properties officeooo:rsid="000be0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205774654619250963" text:style-name="L1">
        <text:list-item>
          <text:p text:style-name="P34">добавить детектив <text:span text:style-name="T1">(реализовано)</text:span>+ магические уроки/трактаты Старсвирла</text:p>
        </text:list-item>
        <text:list-item>
          <text:p text:style-name="P36">Книги:</text:p>
        </text:list-item>
      </text:list>
      <text:list xml:id="list3543229201576131328" text:style-name="L2">
        <text:list-item>
          <text:p text:style-name="P37">«Высшие заклинания в повседневном использовании: от песчинки до дворца»</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
      <text:p text:style-name="P3"/>
      <text:h text:style-name="Heading_20_2" text:outline-level="2">Факты об Эквестрии</text:h>
      <text:list xml:id="list5590465475003954592" text:style-name="L3">
        <text:list-item>
          <text:p text:style-name="P41">Эквестрия существует несколько тысячелетий</text:p>
        </text:list-item>
        <text:list-item>
          <text:p text:style-name="P41">Селестия — переменчивая пони. В одно време не строгая, а в другое может быть такой, что страшно становится</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5423465792333828753" text:style-name="L4">
        <text:list-item>
          <text:p text:style-name="P35">Макс</text:p>
        </text:list-item>
        <text:list-item>
          <text:p text:style-name="P35">Влад</text:p>
        </text:list-item>
        <text:list-item>
          <text:p text:style-name="P35">Нексус</text:p>
        </text:list-item>
        <text:list-item>
          <text:p text:style-name="P35">Селестия</text:p>
        </text:list-item>
        <text:list-item>
          <text:p text:style-name="P35">Луна</text:p>
        </text:list-item>
        <text:list-item>
          <text:p text:style-name="P35">Дискорд</text:p>
        </text:list-item>
        <text:list-item>
          <text:p text:style-name="P35">Твайлайт Спаркл</text:p>
        </text:list-item>
        <text:list-item>
          <text:p text:style-name="P35">Спайк</text:p>
        </text:list-item>
        <text:list-item>
          <text:p text:style-name="P35">Рэрити</text:p>
        </text:list-item>
        <text:list-item>
          <text:p text:style-name="P35">Рэйнбоу Дэш</text:p>
        </text:list-item>
        <text:list-item>
          <text:p text:style-name="P35">Пинки Пай</text:p>
        </text:list-item>
        <text:list-item>
          <text:p text:style-name="P35">Эпплджек</text:p>
        </text:list-item>
        <text:list-item>
          <text:p text:style-name="P35">Флаттершай</text:p>
        </text:list-item>
        <text:list-item>
          <text:p text:style-name="P35">Кимеринн Брэйвкнайт</text:p>
        </text:list-item>
        <text:list-item>
          <text:p text:style-name="P35">Хорст Мэдтроттер</text:p>
        </text:list-item>
        <text:list-item>
          <text:p text:style-name="P35">Калрус Клодвэй</text:p>
        </text:list-item>
        <text:list-item>
          <text:p text:style-name="P35">Алекс</text:p>
        </text:list-item>
        <text:list-item>
          <text:p text:style-name="P35">Ростик</text:p>
        </text:list-item>
        <text:list-item>
          <text:p text:style-name="P35">Стас</text:p>
        </text:list-item>
        <text:list-item>
          <text:p text:style-name="P35">Рома</text:p>
        </text:list-item>
        <text:list-item>
          <text:p text:style-name="P35">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2612188355134839428" text:style-name="L5">
        <text:list-item>
          <text:p text:style-name="P44"><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text:soft-page-break/>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29"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743409462142269991" text:style-name="L6">
        <text:list-item>
          <text:p text:style-name="P4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6364296221976471251" text:style-name="L7">
        <text:list-item>
          <text:p text:style-name="P4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6">Ну хорошо. Убедила. В конце-концов, можем поступить так. Вы с Флатти вернётесь обратно а я продолжу поиски здесь.</text:p>
        </text:list-item>
        <text:list-item>
          <text:p text:style-name="P4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6">Вы можете связываться со мной раз в месяц по коридору.</text:p>
        </text:list-item>
        <text:list-item>
          <text:p text:style-name="P4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6">Ну, не раз в месяц <text:span text:style-name="T2">—</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6394100937249623802" text:style-name="L8">
        <text:list-item>
          <text:p text:style-name="P4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7">Конечно оставаться. Кто ещё, кроме нас, может найти её?</text:p>
        </text:list-item>
        <text:list-item>
          <text:p text:style-name="P47">Я думал, ты не сможешь оставить Энджела и всех остальных надолго.</text:p>
        </text:list-item>
        <text:list-item>
          <text:p text:style-name="P4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8">Извини, Флаттершай, забылся.</text:p>
        </text:list-item>
        <text:list-item>
          <text:p text:style-name="P48">Та ладно, я ж не против, – возразила Эпплджек. – Не парься, Флатти. Было б хуже, если б он <text:s/>назвал меня Эпплджек на людях.</text:p>
        </text:list-item>
        <text:list-item>
          <text:p text:style-name="P48">Ты так... – запнулась Флаттершай. – Так быстро забыла свою ферму. И...</text:p>
        </text:list-item>
        <text:list-item>
          <text:p text:style-name="P4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8">Как ты можешь так говорить? – расплакалась Флаттершай.</text:p>
        </text:list-item>
        <text:list-item>
          <text:p text:style-name="P48">Эй, девушки, не ссорьтесь! Мы — одна команда! И надеюсь, останемся ею и в дальнейшем. </text:p>
          <text:p text:style-name="P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8">А если нет? – Эпплджек смотрела мне мне прямо в глаза.</text:p>
          <text:p text:style-name="P48">Я молча пожал плечами. Эпплджек уверенно продолжила.</text:p>
        </text:list-item>
        <text:list-item>
          <text:p text:style-name="P4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8">Спасибо, ЭйДжей.</text:p>
        </text:list-item>
        <text:list-item>
          <text:p text:style-name="P48">Я об Эквестрии беспокоюсь. – ворчливо отозвалась Эпплджек. – Надо разобраться с этой ерундой наконец-то. И я чертовски намерена это сделать.</text:p>
          <text:p text:style-name="P48">Флаттершай пробормотала нечто, показавшееся мне знакомым.</text:p>
        </text:list-item>
        <text:list-item>
          <text:p text:style-name="P48">Флатти, ты что-то сказала? Я не расслышал.</text:p>
        </text:list-item>
        <text:list-item>
          <text:p text:style-name="P48">Намерение Изменяет Реальность.</text:p>
        </text:list-item>
        <text:list-item>
          <text:p text:style-name="P48">Эээ. А где ты слышала эту фразу, если не секрет?</text:p>
        </text:list-item>
        <text:list-item>
          <text:p text:style-name="P48"><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8">У меня как будто вспыхнула лампочка в мозгу. Кирпичики быстро выстраивались в целостную картину. Я ринулся в прихожую.</text:p>
        </text:list-item>
        <text:list-item>
          <text:p text:style-name="P48">Флатти, ЭйДжей, буду через час. Ждите!</text:p>
        </text:list-item>
      </text:list>
      <text:p text:style-name="P5"/>
      <text:h text:style-name="P28"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28" text:outline-level="2">Дискорд</text:h>
      <text:p text:style-name="Text_20_body"/>
      <text:p text:style-name="P9">Девушки поспешно собирались, пока я растолковывал им задачу.</text:p>
      <text:list xml:id="list8490789347687645329" text:style-name="L9">
        <text:list-item>
          <text:p text:style-name="P4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2"><text:soft-page-break/>Это тот твой приятель, который разбился с полгода назад? – спросила Эпплджек.</text:p>
        </text:list-item>
      </text:list>
      <text:list xml:id="list1343854454090764383" text:style-name="L10">
        <text:list-item>
          <text:p text:style-name="P43">Да, это он.</text:p>
        </text:list-item>
        <text:list-item>
          <text:p text:style-name="P43">А как мы попадём в его квартиру? Там сейчас кто-то живёт? – Флаттершай прыгала на одной ноге, натягивая кед.</text:p>
        </text:list-item>
        <text:list-item>
          <text:p text:style-name="P4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307105641863215798" text:style-name="L11">
        <text:list-item>
          <text:p text:style-name="P38">Макс, что случилось? У нас проблемы?</text:p>
        </text:list-item>
        <text:list-item>
          <text:p text:style-name="P3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521120747353509817" text:style-name="L12">
        <text:list-item>
          <text:p text:style-name="P39">Так что, будем ломать дверь? – Эпплджек критически осмотрелась, подмечая бабулек на лавочке и зевак во внутреннем скверике.</text:p>
        </text:list-item>
      </text:list>
      <text:list xml:id="list7775128757717587453" text:style-name="L13">
        <text:list-item>
          <text:p text:style-name="P40">Нет нужды. Лучше станьте-ка сзади меня так, чтобы заслонить от этих бабулек и от вооон той камеры наблюдения.</text:p>
        </text:list-item>
      </text:list>
      <text:list xml:id="list5130231375516639403" text:style-name="L14">
        <text:list-header>
          <text:p text:style-name="P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1447517801465489631" text:style-name="L15">
        <text:list-item>
          <text:p text:style-name="P50">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3282491441507460450" text:style-name="L16">
        <text:list-item>
          <text:p text:style-name="P51">Макс, тут окно разбито! И верёвка какая-то висит. – крикнула Флаттершай из кухни.</text:p>
        </text:list-item>
        <text:list-item>
          <text:p text:style-name="P51">Оставь, Флатти, не сейчас! – отмахнулся я.</text:p>
        </text:list-item>
      </text:list>
      <text:p text:style-name="P15">Лампочка питания на ноутбуке горела, <text:s/>но подключенный монитор оставался тёмным. Я постучал по пробелу, но безрезультатно.</text:p>
      <text:list xml:id="list8454661404271389176" text:style-name="L17">
        <text:list-item>
          <text:p text:style-name="P52">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2">Монитор выключен. – <text:s/>раздалось из угла. Кресло с высокой спинкой повернулось, открыв нашим взорам Дискорда. </text:p>
        </text:list-item>
      </text:list>
      <text:p text:style-name="P13"><text:span text:style-name="T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span></text:p>
      <text:p text:style-name="P12">Он приподнял панамку, дурашливо здороваясь.</text:p>
      <text:list xml:id="list4271165136897344881" text:style-name="L18">
        <text:list-item>
          <text:p text:style-name="P53">Оп-па! – пробормотала Эпплджек. – Нежданчик!</text:p>
        </text:list-item>
      </text:list>
      <text:list xml:id="list8252315004300372431" text:style-name="L19">
        <text:list-item>
          <text:p text:style-name="P54"><text:span text:style-name="T1">Ты, я вижу, времени не терял, – моя рука под прикрытием стола медленно тянулась к тяжёлой фарфоровой кружке, стоящей на краю.</text:span></text:p>
        </text:list-item>
        <text:list-item>
          <text:p text:style-name="P30"><text:span text:style-name="T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30"><text:span text:style-name="T1">А почему ты вообще решил искать нас тут? – спросила Эпплджек. – Приехал бы домой. Мы б тебя чаем напоили.</text:span></text:p>
        </text:list-item>
        <text:list-item>
          <text:p text:style-name="P31">Видишь ли, дорогая Эй-Джей, я с самого начала знал, где находится наша уважаемая принцесса, а времени в обрез, так что...</text:p>
        </text:list-item>
      </text:list>
      <text:p text:style-name="P19">В проёме дверей появилась Флаттершай.</text:p>
      <text:list xml:id="list1781503721062517510" text:style-name="L20">
        <text:list-item>
          <text:p text:style-name="P32">С кем это вы тут разговариваете?</text:p>
          <text:p text:style-name="P33"><text:span text:style-name="T1">Дискорд обернулся было на голос и в этот момент я швырнул в него кружкой и бросился через комнату к нему, занося над головой стул.</text:span></text:p>
        </text:list-item>
      </text:list>
      <text:p text:style-name="P18"><text:span text:style-name="T1">Оглушённый Дискорд попытался было отъехать на кресле в сторону, но я припёр его стулом к стенке.</text:span></text:p>
      <text:p text:style-name="P16">– Жанна, Флатти, хватайте ноут и на выход! Я с ним разберусь! Не теряйте вре...!</text:p>
      <text:p text:style-name="First_20_line_20_indent"><text:span text:style-name="T1">– ТЫ ИДИО...!!!</text:span></text:p>
      <text:p text:style-name="P16"><text:soft-page-break/>Дискорд <text:s/>зорал одновременно со мной, прикрываясь от меня руками, когда раздался оглушительный</text:p>
      <text:p text:style-name="P16">...</text:p>
      <text:p text:style-name="P17">БАХ!!!</text:p>
      <text:p text:style-name="P16">…</text:p>
      <text:p text:style-name="First_20_line_20_indent"><text:span text:style-name="T1">Эпплджек с <text:s/>нервным всхлипом опустила толстенный том «Энтерпрайз-паттернов» , издание девятое, дополненное.</text:span></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4">&gt;\<text:span text:style-name="T1">Привет, Селестия. Это Макс. Как себя чувствуешь?</text:span></text:p>
      <text:p text:style-name="P14">&lt;\<text:span text:style-name="T1">Макс? МАКС??? МА-А-А-АКС!!! НАКОНЕЦ-ТО! КАК Я РАДА ТЕБЯ СЛЫШАТЬ! </text:span></text:p>
      <text:p text:style-name="P12"/>
      <text:p text:style-name="P14">&gt;\<text:span text:style-name="T1">Я рад, что нашёл тебя, Тия.</text:span></text:p>
      <text:p text:style-name="P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4"><text:span text:style-name="T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span></text:p>
      <text:p text:style-name="P14">– <text:span text:style-name="T1">Могу себе представить. Как-то раз я провёл три часа камере сенсорной депривации. Мне не понравилось.</text:span></text:p>
      <text:p text:style-name="P14"><text:span text:style-name="T1">– Эммм... Ваше Высочество, вы в порядке? Мы так рады, что наконец-то нашли Вас! – вклинилась в разговор Эпплджек.</text:span></text:p>
      <text:p text:style-name="P12">– Кто тут? Макс, кто ещё с тобой?</text:p>
      <text:p text:style-name="P14"><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 <text:span text:style-name="T1">Девочки? Я рада вас слышать. А Твайлайт нет рядом?</text:span></text:p>
      <text:p text:style-name="P14"><text:span text:style-name="T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span></text:p>
      <text:p text:style-name="P14"><text:span text:style-name="T1">При этих словах Дискорд замычал и задёргался. Эпплджек нахмурилась и проверила верёвки, привязывающие его к спинке стула.</text:span></text:p>
      <text:p text:style-name="P14"><text:span text:style-name="T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12"><text:soft-page-break/>–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text:span text:style-name="T1">– О, духи предков, но зачем??? Почему у него кляп во рту?</text:span></text:p>
      <text:p text:style-name="P14"><text:span text:style-name="T1">– Мы связали его. Он нас предал. И тебя. И Эквестрию. Всех.</text:span></text:p>
      <text:p text:style-name="P14"><text:span text:style-name="T1">При этих словах Эпплджек и Флаттершай непонимающе уставились на меня, а Дискорд протестующе замычал.</text:span></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20"><text:span text:style-name="T1">– Ффы, тьфу, пффф, пфу! 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span></text:p>
      <text:p text:style-name="P2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0"><text:span text:style-name="T1">– Это я-то устраиваю цирк?!! ДА ТЫ НА СЕБЯ ПОСМОТРИ, КЛОУН!!! На людей кидаешься, чашками бросаешься, вон, мне нос разбил! Дерёшься...</text:span></text:p>
      <text:p text:style-name="P21">Я угрожающе поднёс тряпку к лицу Дискорда.</text:p>
      <text:p text:style-name="P20"><text:span text:style-name="T1">– Ещё одно слово в таком тоне, и ты заткнёшься, а мы уйдём в Эквестрию без тебя!</text:span></text:p>
      <text:p text:style-name="P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1">Дискорд демонстративно закрыл рот и посвистывая уставился в потолок.</text:p>
      <text:p text:style-name="P21">Разговор зашёл в тупик.</text:p>
      <text:p text:style-name="P23"/>
      <text:p text:style-name="P24">На мониторе высветился текст:</text:p>
      <text:p text:style-name="P2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4"/>
      <text:p text:style-name="P24">Из колонок послышался лёгкий шорох.</text:p>
      <text:p text:style-name="P21">– Дик, сейчас не время для ссор. – голос Селестии был мягким, но настойчивым. – Мы в одной лодке.</text:p>
      <text:p text:style-name="P21">– Тебе легко говорить! Тебе не разбивали нос и не оскорбляли угрозами!</text:p>
      <text:p text:style-name="P21">– Ты должен понимать, что у Макса были все основания так себя вести. Твоё поведение вызвало подозрения у него, ведь он мало тебя знает. </text:p>
      <text:p text:style-name="P21">К уговорам Селестии присоединилась Флаттершай.</text:p>
      <text:p text:style-name="P21">– Дискорд, миленький, прости его. Макс хороший. Он просто не знал, что ты тоже хороший...</text:p>
      <text:p text:style-name="P21">У Дискорда покраснели уши и он засмущался и заворчал.</text:p>
      <text:p text:style-name="P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1">Я пропустил «дятла» мимо ушей.</text:p>
      <text:p text:style-name="P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1"/>
      <text:p text:style-name="P25"><text:span text:style-name="T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span></text:p>
      <text:p text:style-name="P25"><text:span text:style-name="T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span></text:p>
      <text:p text:style-name="P25"><text:span text:style-name="T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span></text:p>
      <text:p text:style-name="P25"><text:span text:style-name="T1">Потому разбрасываться такой возможностью не стоит. Если уж тебе повезло оказаться в новом мире — исследуй его сполна!..</text:span></text:p>
      <text:p text:style-name="P22">***</text:p>
      <text:p text:style-name="P26">&lt;<text:span text:style-name="T1">сюда можно вставить похождения Дискорда — вторая неопубликованная глава. Первая — секс с Селестией</text:span>&gt;</text:p>
      <text:p text:style-name="P22">***</text:p>
      <text:p text:style-name="P22"/>
      <text:p text:style-name="P23"><text:span text:style-name="T1">– Развяжите мне, наконец, руки! Или хотя бы одну. Плечами жестикулировать неудобно.... </text:span></text:p>
      <text:p text:style-name="P24">Я развязал Дискорду левую руку.</text:p>
      <text:p text:style-name="P23"><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3"><text:span text:style-name="T1">Дискорд принялся разминать затёкшее запястье.</text:span></text:p>
      <text:p text:style-name="P23"><text:span text:style-name="T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span></text:p>
      <text:p text:style-name="P23"><text:span text:style-name="T1">– Какое письмо, Корди? – вскинулась до этого зачарованно слушавшая Дискорда Флаттершай.</text:span></text:p>
      <text:p text:style-name="P23"><text:span text:style-name="T1">– Ну ваше же! Вы с Эпплджек написали мне о своих мытарствах тут. Вежливо так написали, спасибо...</text:span></text:p>
      <text:p text:style-name="P24">Флаттершай покрылась пунцовыми пятнами.</text:p>
      <text:p text:style-name="P24">– Я... Мы... – тут она совсем стушевалась.</text:p>
      <text:p text:style-name="P23"><text:span text:style-name="T1">– Так а почему ты сказал, что никто не уйдёт в Эквестрию? – наконец перебила Дискорда скучавшая до этого Эпплджек.</text:span></text:p>
      <text:p text:style-name="P24">Дискорд уставился на неё долгим взглядом, а потом хлопнул себя по лбу.</text:p>
      <text:p text:style-name="P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полгод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2">&gt;</text:span></text:p>
      <text:p text:style-name="P24">– И что? – продолжила его мысль Эпплджек.</text:p>
      <text:p text:style-name="P24">– Эквестрийские полгода КО-РО-ЧЕ местных. – С нажимом повторил Дискорд. – По моим подсчётам, на два дня.</text:p>
      <text:p text:style-name="P24">– И?!! – До меня уже дошло, но Эпплджек продолжала тупить.</text:p>
      <text:p text:style-name="P24">– Короче, времени у нас осталось что-то около пятнадцати минут. Или около того. – Заявил Дискорд, поднеся к глазам запястье с массивными часами.</text:p>
      <text:p text:style-name="P24">– СКОЛЬКО??? – воскликнули хором я и девушки.</text:p>
      <text:p text:style-name="P24">Дискорд открыл было рот, но его слова заглушил звонок в дверь.</text:p>
      <text:p text:style-name="P24">– ОТКРОЙТЕ, ПОЛИЦИЯ! Вам даётся полминуты, чтобы открыть дверь. Через тридцать секунд дверь будет выбита!</text:p>
      <text:p text:style-name="P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4">Массаракш!</text:p>
      <text:p text:style-name="P24">– На крышу!!! Через окно на кухне! – зашипел Дискорд, отчаянно дёргая узлы свободной рукой.</text:p>
      <text:p text:style-name="P24">Эпплджек, одной рукой сгребя в охапку ноутбук, второй увлекая Флаттершай, кинулась на кухню.</text:p>
      <text:p text:style-name="P24"><text:soft-page-break/>– А толку? Куда мы с крыши денемся? – спросил я растерянно. Дискорд только раздражённо зарычал в ответ.</text:p>
      <text:p text:style-name="P21">Дверь содрогнулась от мощного удара. Послышался стук падающей штукатурки. Я сломя голову кинулся на кухню.</text:p>
      <text:p text:style-name="P21">– Развяжи меня, идиот!!! – гаркнул вдогонку Дискорд.</text:p>
      <text:p text:style-name="P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1">– Давай на крышу! Я догоню! – рявкнул он, освобождая вторую руку.</text:p>
      <text:p text:style-name="P21">От второго удара дверная коробка крякнула и наполовину въехала в коридор. </text:p>
      <text:p text:style-name="P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1">Верёвка в кухонном окне дёргалась от движений лезущих по ней Флатти и Эпплджек. Я словил её рукой и стал на подоконник.</text:p>
      <text:p text:style-name="P21">Чёрт!</text:p>
      <text:p text:style-name="P21">Как Эпплджек и, тем более,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1">Но нет, триста тысяч чертей, раз девушки смогли – я тоже смогу!</text:p>
      <text:p text:style-name="P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1">Я успел сократить расстояние до Эпплджек наполовину, когда девушки нашли решение.</text:p>
      <text:p text:style-name="P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1">Я выдохнул.</text:p>
      <text:p text:style-name="P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1">Чёрт! Чёрт! Чёрт! Чёрт!</text:p>
      <text:p text:style-name="P21">Бля!!!...</text:p>
      <text:p text:style-name="P21">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21"/>
      <text:h text:style-name="Heading_20_2" text:outline-level="2">Назад, в Эквестрию</text:h>
      <text:p text:style-name="P21"/>
      <text:p text:style-name="P21">Долго паниковать не пришлось. </text:p>
      <text:p text:style-name="P21">Я почувствовал сильный рывок за шиворот и захват поперёк груди. </text:p>
      <text:p text:style-name="P21">– ОТПУСТИ ДЕВЧОНКУ!!! – загрохотало мне в ухо. Я открыл глаза.</text:p>
      <text:p text:style-name="P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1">Я чуть поднял глаза и уставился в чешуйчатую морду дракона.</text:p>
      <text:p text:style-name="P21">– Отпусти Эпплджек. Я её держу. – повторил Дискорд. – Мне сбалансироваться надо. <text:span text:style-name="T8">Вы не такие уж и лёгкие.</text:span></text:p>
      <text:p text:style-name="P21">Да, это был именно он, хотя узнать его в этом обличье было трудновато. Эквестрийский драконикус превратился в <text:span text:style-name="T8">земного</text:span> белогривого дракона. Одной лапой он держал меня, другой пытался оторвать от меня Эпплджек.</text:p>
      <text:p text:style-name="P55">Наконец это ему удалось, и дальнейший подъём на крышу происходил в молчании.</text:p>
      <text:p text:style-name="P55"><text:span text:style-name="T9">Ветер гулял между телевизионных антен, вырывал слова из уст и уносил их прочь. Но и без слов было всё понятно. Заплаканная Флаттершай с разбегу обнялась с Эпплджек, потом настала очередь Дискорда, потом — моя.</text:span></text:p>
      <text:p text:style-name="P21"/>
      <text:p text:style-name="P21"/>
      <text:p text:style-name="P25">&lt;<text:span text:style-name="T4">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text:soft-page-break/>&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4">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gt;</text:span></text:p>
      <text:p text:style-name="P5"/>
      <text:list xml:id="list194801955180485" text:continue-list="list6394100937249623802" text:style-name="L8">
        <text:list-header>
          <text:p text:style-name="P47"/>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text:soft-page-break/>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n\n-\nАнакорн объясняет, поч</text:p>
      <text:p text:style-name="P5">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5">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5"><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5">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5">абилизации.\nСильнейшие демиурги создают миры с нуля, но Анакорн не из таких</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03T19:48:01.748000000</dc:date>
    <meta:editing-duration>P23DT12H27M46S</meta:editing-duration>
    <meta:editing-cycles>151</meta:editing-cycles>
    <meta:generator>LibreOffice/4.1.2.3$Windows_x86 LibreOffice_project/40b2d7fde7e8d2d7bc5a449dc65df4d08a7dd38</meta:generator>
    <meta:document-statistic meta:table-count="0" meta:image-count="0" meta:object-count="0" meta:page-count="66" meta:paragraph-count="606" meta:word-count="37693" meta:character-count="255044" meta:non-whitespace-character-count="217603"/>
  </office:meta>
</office:document-meta>
</file>